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98cm"/>
      <style:paragraph-properties style:writing-mode="lr-tb"/>
    </style:style>
    <style:style style:name="gr2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8cm" fo:min-width="18.5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8cm" fo:min-width="18.5cm"/>
      <style:paragraph-properties style:writing-mode="lr-tb"/>
    </style:style>
    <style:style style:name="gr4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39cm" fo:min-width="18.5cm"/>
      <style:paragraph-properties style:writing-mode="lr-tb"/>
    </style:style>
    <style:style style:name="gr5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4cm" fo:min-width="18.5cm"/>
      <style:paragraph-properties style:writing-mode="lr-tb"/>
    </style:style>
    <style:style style:name="gr6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3.24cm" fo:min-width="18.5cm"/>
      <style:paragraph-properties style:writing-mode="lr-tb"/>
    </style:style>
    <style:style style:name="gr7" style:family="graphic" style:parent-style-name="standard">
      <style:graphic-properties svg:stroke-color="#000000" svg:stroke-opacity="0%" draw:fill-color="#eeeeee" draw:textarea-horizontal-align="justify" draw:textarea-vertical-align="middle" draw:auto-grow-height="false" fo:min-height="3.239cm" fo:min-width="18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7" style:family="paragraph">
      <loext:graphic-properties draw:fill-color="#cccccc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8" style:family="paragraph">
      <loext:graphic-properties draw:fill-color="#eeeeee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1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NewRomanPSMT1" fo:font-size="12pt" style:font-name-asian="TimesNewRomanPSMT1" style:font-size-asian="12pt" style:font-name-complex="TimesNewRomanPSMT1" style:font-size-complex="1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6pt" fo:text-shadow="1pt 1pt" style:font-size-asian="26pt" style:font-size-complex="26pt"/>
    </style:style>
    <style:style style:name="T2" style:family="text">
      <style:text-properties fo:color="#000000" loext:opacity="100%" style:font-name="TimesNewRomanPSMT1" fo:font-size="18pt" fo:font-weight="bold" style:font-name-asian="TimesNewRomanPSMT1" style:font-size-asian="18pt" style:font-weight-asian="bold" style:font-name-complex="TimesNewRomanPSMT1" style:font-size-complex="18pt" style:font-weight-complex="bold"/>
    </style:style>
    <style:style style:name="T3" style:family="text">
      <style:text-properties fo:color="#000000" loext:opacity="100%" style:font-name="TimesNewRomanPSMT1" fo:font-size="18pt" style:font-name-asian="TimesNewRomanPSMT1" style:font-size-asian="18pt" style:font-name-complex="TimesNewRomanPSMT1" style:font-size-complex="18pt"/>
    </style:style>
    <style:style style:name="T4" style:family="text">
      <style:text-properties fo:color="#000000" loext:opacity="100%" style:font-name="TimesNewRomanPSMT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5" style:family="text">
      <style:text-properties fo:color="#000000" loext:opacity="100%" style:font-name="Liberation Serif2" fo:font-size="18pt" fo:font-weight="normal" style:font-name-asian="TimesNewRomanPS-BoldMT" style:font-size-asian="18pt" style:font-weight-asian="normal" style:font-name-complex="TimesNewRomanPS-BoldMT" style:font-size-complex="18pt" style:font-weight-complex="normal"/>
    </style:style>
    <style:style style:name="T6" style:family="text">
      <style:text-properties fo:color="#000000" loext:opacity="100%" style:font-name="TimesNewRomanPS-BoldMT" fo:font-size="18pt" fo:font-weight="normal" style:font-name-asian="TimesNewRomanPS-BoldMT" style:font-size-asian="18pt" style:font-weight-asian="normal" style:font-name-complex="TimesNewRomanPS-BoldMT" style:font-size-complex="18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Écran &gt; iPhone</text:p>
          </draw:text-box>
        </draw:frame>
        <draw:custom-shape draw:style-name="gr2" draw:text-style-name="P4" draw:layer="layout" svg:width="19cm" svg:height="3.488cm" svg:x="1cm" svg:y="25.212cm">
          <text:p text:style-name="P3"><text:span text:style-name="T2">iPhone 7 Plus</text:span></text:p>
          <text:p text:style-name="P3"><text:span text:style-name="T3">Prix : 48,98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21.778cm">
          <text:p text:style-name="P3"><text:span text:style-name="T2">iPhone 7</text:span></text:p>
          <text:p text:style-name="P3"><text:span text:style-name="T3">Prix : 45,98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8.344cm">
          <text:p text:style-name="P3"><text:span text:style-name="T2">iPhone SE</text:span></text:p>
          <text:p text:style-name="P3"><text:span text:style-name="T3">Prix : 31,98 EUR + 2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hone 6s Plus</text:span></text:p>
          <text:p text:style-name="P3"><text:span text:style-name="T3">Prix : 37,98 EUR + 3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hone 6s</text:span></text:p>
          <text:p text:style-name="P3"><text:span text:style-name="T3">Prix : 35,98 EUR + 3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hone 6 Plus</text:span></text:p>
          <text:p text:style-name="P3"><text:span text:style-name="T3">Prix : 36,98 EUR + 3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hone 6</text:span></text:p>
          <text:p text:style-name="P3"><text:span text:style-name="T3">Prix : 34,98 EUR + 3,00 EUR (réparation rapide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7" draw:layer="layout" svg:width="19cm" svg:height="3.489cm" svg:x="1cm" svg:y="25.211cm">
          <text:p text:style-name="P6"><text:span text:style-name="T2">iPhone 11 Pro Max</text:span></text:p>
          <text:p text:style-name="P6"><text:span text:style-name="T4">Prix : 244,47 EUR + </text:span><text:span text:style-name="T5">80 EUR original</text:span><text:span text:style-name="T6"> </text:span><text:span text:style-name="T4">+ 9,00 EUR (réparation rapide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9cm" svg:height="3.49cm" svg:x="1cm" svg:y="21.774cm">
          <text:p text:style-name="P6"><text:span text:style-name="T2">iPhone 11 Pro</text:span></text:p>
          <text:p text:style-name="P6"><text:span text:style-name="T4">Prix : 154,47 EUR + </text:span><text:span text:style-name="T5">60 EUR original</text:span><text:span text:style-name="T6"> </text:span><text:span text:style-name="T4">+ 8,00 EUR (réparation rapide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18.339cm">
          <text:p text:style-name="P6"><text:span text:style-name="T2">iPhone Xs Max</text:span></text:p>
          <text:p text:style-name="P6"><text:span text:style-name="T4">Prix : 204,47 EUR + </text:span><text:span text:style-name="T5">60 EUR original</text:span><text:span text:style-name="T6"> </text:span><text:span text:style-name="T4">+ 8,00 EUR (réparation rapide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9cm" svg:height="3.489cm" svg:x="1cm" svg:y="14.904cm">
          <text:p text:style-name="P9"><text:span text:style-name="T2">iPhone XS</text:span></text:p>
          <text:p text:style-name="P9"><text:span text:style-name="T4">Prix : 145,47 EUR + </text:span><text:span text:style-name="T5">40 EUR original</text:span><text:span text:style-name="T6"> </text:span><text:span text:style-name="T4">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11.414cm">
          <text:p text:style-name="P6"><text:span text:style-name="T2">iPhone Xr/11</text:span></text:p>
          <text:p text:style-name="P6"><text:span text:style-name="T4">Prix : 90,47 EUR + </text:span><text:span text:style-name="T5">25 EUR original</text:span><text:span text:style-name="T6"> </text:span><text:span text:style-name="T4">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cm" svg:height="3.489cm" svg:x="1cm" svg:y="7.979cm">
          <text:p text:style-name="P6"><text:span text:style-name="T2">iPhone X</text:span></text:p>
          <text:p text:style-name="P6"><text:span text:style-name="T4">Prix : 93,47 EUR + </text:span><text:span text:style-name="T5">40 EUR original</text:span><text:span text:style-name="T6"> </text:span><text:span text:style-name="T4">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3.49cm" svg:x="1cm" svg:y="4.489cm">
          <text:p text:style-name="P6"><text:span text:style-name="T2">iPhone 8 Plus</text:span></text:p>
          <text:p text:style-name="P6"><text:span text:style-name="T4">Prix : 49,98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cm" svg:height="3.489cm" svg:x="1cm" svg:y="1cm">
          <text:p text:style-name="P6"><text:span text:style-name="T2">iPhone 8, SE 2020 ou SE 2022</text:span></text:p>
          <text:p text:style-name="P6"><text:span text:style-name="T4">Prix : 46,98 EUR + 5,00 EUR (réparation rapide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2" draw:layer="layout" svg:width="19cm" svg:height="4.748cm" svg:x="1cm" svg:y="1cm">
          <draw:text-box>
            <text:p text:style-name="P1"><text:span text:style-name="T1"/></text:p>
            <text:p/>
            <text:p>Écran &gt; iPad</text:p>
            <text:p><text:span text:style-name="T7">pour les iPad éligibles, la vitre tactile seule est à 40,00 EUR*</text:span></text:p>
          </draw:text-box>
        </draw:frame>
        <draw:custom-shape draw:style-name="gr3" draw:text-style-name="P5" draw:layer="layout" svg:width="19cm" svg:height="3.488cm" svg:x="1cm" svg:y="21.778cm">
          <text:p text:style-name="P3"><text:span text:style-name="T2">iPad Pro 12,9’’</text:span></text:p>
          <text:p text:style-name="P3"><text:span text:style-name="T3">Prix : 201,76 EUR + 12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8.344cm">
          <text:p text:style-name="P3"><text:span text:style-name="T2">iPad Pro 10,5’’</text:span></text:p>
          <text:p text:style-name="P3"><text:span text:style-name="T3">Prix : 174,76 EUR + 12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14.91cm">
          <text:p text:style-name="P3"><text:span text:style-name="T2">iPad 3 à 8</text:span></text:p>
          <text:p text:style-name="P3"><text:span text:style-name="T3">Prix : 109,67 EUR 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iPad 2</text:span></text:p>
          <text:p text:style-name="P3"><text:span text:style-name="T3">Prix : 85,44 EUR + 5,00 EUR (réparation rap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iPad Mini 3 et +</text:span></text:p>
          <text:p text:style-name="P3"><text:span text:style-name="T3">Prix : 141,53 EUR + 7,00 EUR (réparation rapid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iPad Mini 1 et 2</text:span></text:p>
          <text:p text:style-name="P3"><text:span text:style-name="T3">Prix : 84,67 EUR + 5,00 EUR (réparation rapide)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cm" svg:height="2.783cm" svg:x="1cm" svg:y="25.85cm">
          <draw:text-box>
            <text:p text:style-name="P11">Vous ne trouvez pas votre iPad ? <text:span text:style-name="T8">Contactez-nous</text:span>.</text:p>
            <text:p text:style-name="P11"/>
            <text:p><text:span text:style-name="T9">*seulement pour les iPads d’ancienne génération avec la dalle LCD non collée à la vitre tactile à l’origine.</text:span></text:p>
          </draw:text-box>
        </draw:frame>
      </draw:page>
      <draw:page draw:name="page4" draw:style-name="dp1" draw:master-page-name="Default">
        <draw:frame draw:style-name="gr9" draw:text-style-name="P13" draw:layer="layout" svg:width="19cm" svg:height="3.5cm" svg:x="1cm" svg:y="1cm">
          <draw:text-box>
            <text:p text:style-name="P1"><text:span text:style-name="T1"/></text:p>
            <text:p/>
            <text:p>Écran &gt; Apple Watch</text:p>
          </draw:text-box>
        </draw:frame>
        <draw:custom-shape draw:style-name="gr3" draw:text-style-name="P5" draw:layer="layout" svg:width="19cm" svg:height="3.488cm" svg:x="1cm" svg:y="14.91cm">
          <text:p text:style-name="P3"><text:span text:style-name="T2">Apple Watch Series 7</text:span></text:p>
          <text:p text:style-name="P3"><text:span text:style-name="T3">Prix : 290 EUR – 330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11.422cm">
          <text:p text:style-name="P3"><text:span text:style-name="T2">Apple Watch Series 4, 5, 6, SE</text:span></text:p>
          <text:p text:style-name="P3"><text:span text:style-name="T3">Prix : 240 EUR – 280 E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3.488cm" svg:x="1cm" svg:y="7.988cm">
          <text:p text:style-name="P3"><text:span text:style-name="T2">Apple Watch Series 2 et 3</text:span></text:p>
          <text:p text:style-name="P3"><text:span text:style-name="T3">Prix : 190 EUR – 230 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3.488cm" svg:x="1cm" svg:y="4.5cm">
          <text:p text:style-name="P3"><text:span text:style-name="T2">Apple Watch Series 1</text:span></text:p>
          <text:p text:style-name="P3"><text:span text:style-name="T3">Prix : 160,00 EUR – 180 EUR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9cm" svg:height="2.45cm" svg:x="1cm" svg:y="25.85cm">
          <draw:text-box>
            <text:p text:style-name="P11">Vous ne trouvez pas votre Apple Watch ? <text:span text:style-name="T8">Contactez-nous</text:span>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  <style:font-face style:name="TimesNewRomanPSMT" svg:font-family="TimesNewRomanPSMT" style:font-family-generic="roman" style:font-pitch="variable"/>
    <style:font-face style:name="TimesNewRomanPSMT1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30T17:41:13.585262280</meta:creation-date>
    <dc:date>2022-11-02T21:50:31.582668816</dc:date>
    <meta:editing-duration>P2DT10H36M1S</meta:editing-duration>
    <meta:editing-cycles>11</meta:editing-cycles>
    <meta:generator>LibreOffice/7.3.2.2$MacOSX_AARCH64 LibreOffice_project/49f2b1bff42cfccbd8f788c8dc32c1c309559be0</meta:generator>
    <meta:document-statistic meta:object-count="30"/>
  </office:meta>
</office:document-meta>
</file>